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ec85" officeooo:paragraph-rsid="0019ec85"/>
    </style:style>
    <style:style style:name="P2" style:family="paragraph" style:parent-style-name="Standard" style:list-style-name="L1">
      <style:text-properties officeooo:rsid="0019ec85" officeooo:paragraph-rsid="0019ec85"/>
    </style:style>
    <style:style style:name="P3" style:family="paragraph" style:parent-style-name="Standard" style:list-style-name="L1">
      <style:text-properties fo:font-weight="normal" officeooo:rsid="0019ec85" officeooo:paragraph-rsid="0019ec85" style:font-weight-asian="normal" style:font-weight-complex="normal"/>
    </style:style>
    <style:style style:name="P4" style:family="paragraph" style:parent-style-name="Standard">
      <style:text-properties fo:font-weight="normal" officeooo:rsid="0019ec85" officeooo:paragraph-rsid="0019ec8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9ec85" officeooo:paragraph-rsid="0019ec8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19ec85" officeooo:paragraph-rsid="0019ec85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ba2ad" officeooo:paragraph-rsid="001ba2ad" style:font-weight-asian="normal" style:font-weight-complex="normal"/>
    </style:style>
    <style:style style:name="P8" style:family="paragraph" style:parent-style-name="Standard">
      <style:text-properties fo:font-weight="normal" officeooo:rsid="001d6d3d" officeooo:paragraph-rsid="001d6d3d" style:font-weight-asian="normal" style:font-weight-complex="normal"/>
    </style:style>
    <style:style style:name="P9" style:family="paragraph" style:parent-style-name="Standard" style:list-style-name="L5">
      <style:text-properties fo:font-weight="normal" officeooo:rsid="001d6d3d" officeooo:paragraph-rsid="001d6d3d" style:font-weight-asian="normal" style:font-weight-complex="normal"/>
    </style:style>
    <style:style style:name="P10" style:family="paragraph" style:parent-style-name="Standard" style:list-style-name="L7">
      <style:text-properties fo:font-weight="normal" officeooo:rsid="001d6d3d" officeooo:paragraph-rsid="0025dbee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1def8f" officeooo:paragraph-rsid="001def8f" style:font-weight-asian="normal" style:font-weight-complex="normal"/>
    </style:style>
    <style:style style:name="P12" style:family="paragraph" style:parent-style-name="Standard" style:list-style-name="L8">
      <style:text-properties fo:font-weight="normal" officeooo:rsid="00214c9b" officeooo:paragraph-rsid="002d7fbd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218d0f" officeooo:paragraph-rsid="00218d0f" style:font-weight-asian="normal" style:font-weight-complex="normal"/>
    </style:style>
    <style:style style:name="P14" style:family="paragraph" style:parent-style-name="Standard" style:list-style-name="L5">
      <style:text-properties fo:font-weight="normal" officeooo:rsid="00218d0f" officeooo:paragraph-rsid="0029aa6c" style:font-weight-asian="normal" style:font-weight-complex="normal"/>
    </style:style>
    <style:style style:name="P15" style:family="paragraph" style:parent-style-name="Standard" style:list-style-name="L6">
      <style:text-properties fo:font-weight="normal" officeooo:rsid="0023bfd3" officeooo:paragraph-rsid="0023bfd3" style:font-weight-asian="normal" style:font-weight-complex="normal"/>
    </style:style>
    <style:style style:name="P16" style:family="paragraph" style:parent-style-name="Standard" style:list-style-name="L5">
      <style:text-properties fo:font-weight="normal" officeooo:rsid="0029aa6c" officeooo:paragraph-rsid="0029aa6c" style:font-weight-asian="normal" style:font-weight-complex="normal"/>
    </style:style>
    <style:style style:name="P17" style:family="paragraph" style:parent-style-name="Standard">
      <style:text-properties fo:font-weight="normal" officeooo:rsid="0029aa6c" officeooo:paragraph-rsid="0029aa6c" style:font-weight-asian="normal" style:font-weight-complex="normal"/>
    </style:style>
    <style:style style:name="P18" style:family="paragraph" style:parent-style-name="Standard">
      <style:text-properties fo:font-weight="normal" officeooo:rsid="002d7fbd" officeooo:paragraph-rsid="002d7fbd" style:font-weight-asian="normal" style:font-weight-complex="normal"/>
    </style:style>
    <style:style style:name="P19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size-asian="10.5pt" style:font-weight-asian="normal" style:font-weight-complex="normal"/>
    </style:style>
    <style:style style:name="P20" style:family="paragraph" style:parent-style-name="Standard" style:list-style-name="L4">
      <style:text-properties style:text-line-through-style="solid" style:text-line-through-type="single" fo:font-weight="normal" officeooo:rsid="00218d0f" officeooo:paragraph-rsid="00218d0f" style:font-weight-asian="normal" style:font-weight-complex="normal"/>
    </style:style>
    <style:style style:name="P21" style:family="paragraph" style:parent-style-name="Standard" style:list-style-name="L4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2" style:family="paragraph" style:parent-style-name="Standard" style:list-style-name="L9">
      <style:text-properties style:text-line-through-style="solid" style:text-line-through-type="single" fo:font-weight="normal" officeooo:rsid="001d6d3d" officeooo:paragraph-rsid="002f05bc" style:font-weight-asian="normal" style:font-weight-complex="normal"/>
    </style:style>
    <style:style style:name="P23" style:family="paragraph" style:parent-style-name="Standard" style:list-style-name="L5">
      <style:text-properties style:text-line-through-style="solid" style:text-line-through-type="single" fo:font-weight="normal" officeooo:rsid="001d6d3d" officeooo:paragraph-rsid="001d6d3d" style:font-weight-asian="normal" style:font-weight-complex="normal"/>
    </style:style>
    <style:style style:name="P24" style:family="paragraph" style:parent-style-name="Standard" style:list-style-name="L4">
      <style:text-properties style:text-line-through-style="solid" style:text-line-through-type="single" fo:font-weight="normal" officeooo:rsid="001ffcba" officeooo:paragraph-rsid="001ffcba" style:font-weight-asian="normal" style:font-weight-complex="normal"/>
    </style:style>
    <style:style style:name="P25" style:family="paragraph" style:parent-style-name="Standard" style:list-style-name="L5">
      <style:text-properties style:text-line-through-style="solid" style:text-line-through-type="single" fo:font-weight="normal" officeooo:rsid="001def8f" officeooo:paragraph-rsid="001def8f" style:font-weight-asian="normal" style:font-weight-complex="normal"/>
    </style:style>
    <style:style style:name="P26" style:family="paragraph" style:parent-style-name="Standard" style:list-style-name="L4">
      <style:text-properties style:text-line-through-style="solid" style:text-line-through-type="single" fo:font-style="normal" fo:font-weight="normal" officeooo:rsid="00218d0f" officeooo:paragraph-rsid="00218d0f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ca6a0"/>
    </style:style>
    <style:style style:name="T4" style:family="text">
      <style:text-properties officeooo:rsid="001def8f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1"/>
      <text:p text:style-name="P1">Interpret unconventional weapons as being about unconventional weapons, aka NBC. Seems a little dark for a LD game.</text:p>
      <text:p text:style-name="P1"/>
      <text:p text:style-name="P1">Possibilities where the player has the unconventional weapon:</text:p>
      <text:list xml:id="list2461630123464787816" text:style-name="L1">
        <text:list-item>
          <text:p text:style-name="P2">The player has some kind of unconventional weapon. This seems really obvious.</text:p>
        </text:list-item>
        <text:list-item>
          <text:p text:style-name="P2">The player gets to create a weapon. The goal is to <text:span text:style-name="T1">create</text:span><text:span text:style-name="T2"> an unconventional one.</text:span></text:p>
          <text:list>
            <text:list-item>
              <text:p text:style-name="P3">Different energy orb types.</text:p>
            </text:list-item>
            <text:list-item>
              <text:p text:style-name="P7">Fire modes</text:p>
              <text:list>
                <text:list-item>
                  <text:p text:style-name="P7">Single shot forwards</text:p>
                </text:list-item>
                <text:list-item>
                  <text:p text:style-name="P7">Double shot, forward spread</text:p>
                </text:list-item>
                <text:list-item>
                  <text:p text:style-name="P7">Triple shot, side and backward spread.</text:p>
                </text:list-item>
                <text:list-item>
                  <text:p text:style-name="P7">Quad shot, all backwards.</text:p>
                </text:list-item>
                <text:list-item>
                  <text:p text:style-name="P7">5 shot, all downwards</text:p>
                </text:list-item>
              </text:list>
            </text:list-item>
            <text:list-item>
              <text:p text:style-name="P7">Warhead types</text:p>
              <text:list>
                <text:list-item>
                  <text:p text:style-name="P7">Repulsion Explosion <text:span text:style-name="T3">(+2)</text:span></text:p>
                </text:list-item>
                <text:list-item>
                  <text:p text:style-name="P7">Attraction Explosion <text:span text:style-name="T3">(+2)</text:span></text:p>
                </text:list-item>
                <text:list-item>
                  <text:p text:style-name="P7">Repulsion Constant <text:span text:style-name="T3">(+2.5)</text:span></text:p>
                </text:list-item>
                <text:list-item>
                  <text:p text:style-name="P7">Attraction Constant <text:span text:style-name="T3">(+2.5)</text:span></text:p>
                </text:list-item>
                <text:list-item>
                  <text:p text:style-name="P7">Energy Vampire Constant <text:span text:style-name="T3">(+3.5)</text:span></text:p>
                </text:list-item>
                <text:list-item>
                  <text:p text:style-name="P7">None (Kinetic) <text:span text:style-name="T3">(+1)</text:span></text:p>
                </text:list-item>
              </text:list>
            </text:list-item>
            <text:list-item>
              <text:p text:style-name="P7">Flight Pattern Types</text:p>
              <text:list>
                <text:list-item>
                  <text:p text:style-name="P7">Straight</text:p>
                </text:list-item>
                <text:list-item>
                  <text:p text:style-name="P7">Bounces at 100% (1.2)</text:p>
                </text:list-item>
                <text:list-item>
                  <text:p text:style-name="P7">Weaving (0.7)</text:p>
                </text:list-item>
                <text:list-item>
                  <text:p text:style-name="P7">Arcs (0.6)</text:p>
                </text:list-item>
                <text:list-item>
                  <text:p text:style-name="P7">Homes after nearest (1.8)</text:p>
                </text:list-item>
                <text:list-item>
                  <text:p text:style-name="P7">Homes after cursor (3)</text:p>
                </text:list-item>
              </text:list>
            </text:list-item>
            <text:list-item>
              <text:p text:style-name="P7">Fuze Types</text:p>
              <text:list>
                <text:list-item>
                  <text:p text:style-name="P7">Contact (1)</text:p>
                </text:list-item>
                <text:list-item>
                  <text:p text:style-name="P7">Command (.8)</text:p>
                </text:list-item>
                <text:list-item>
                  <text:p text:style-name="P7">Timed (1.2)</text:p>
                </text:list-item>
                <text:list-item>
                  <text:p text:style-name="P7">Immediate (.5)</text:p>
                </text:list-item>
              </text:list>
            </text:list-item>
            <text:list-item>
              <text:p text:style-name="P7">Object of game is to bring barrels back to your side. 3 buggies per team.</text:p>
            </text:list-item>
            <text:list-item>
              <text:p text:style-name="P7">Get near a barrel to grab it with a rope and then pull it back to your side.</text:p>
            </text:list-item>
            <text:list-item>
              <text:p text:style-name="P7"/>
            </text:list-item>
          </text:list>
        </text:list-item>
      </text:list>
      <text:p text:style-name="P1"/>
      <text:p text:style-name="P4">Possibilities where the enemy has an unconventional weapon:</text:p>
      <text:list xml:id="list6118116968561393739" text:style-name="L2">
        <text:list-item>
          <text:p text:style-name="P5">Enemies have unusual weapons.</text:p>
        </text:list-item>
      </text:list>
      <text:p text:style-name="P1"/>
      <text:p text:style-name="P4">Possibilities where noone has an unconventional weapon:</text:p>
      <text:list xml:id="list1563256015753925519" text:style-name="L3">
        <text:list-item>
          <text:p text:style-name="P6">The UW is a McGuffin.</text:p>
        </text:list-item>
      </text:list>
      <text:p text:style-name="P4"/>
      <text:p text:style-name="P8">Tasks for tonight:</text:p>
      <text:list xml:id="list2441022070159747270" text:style-name="L4">
        <text:list-item>
          <text:p text:style-name="P19">Start firing projectiles</text:p>
        </text:list-item>
        <text:list-item>
          <text:p text:style-name="P21">Get all prj comps working</text:p>
          <text:list>
            <text:list-item>
              <text:p text:style-name="P26">Arc</text:p>
            </text:list-item>
            <text:list-item>
              <text:p text:style-name="P13"><text:span text:style-name="T5">Attraction constant</text:span></text:p>
            </text:list-item>
            <text:list-item>
              <text:p text:style-name="P20"><text:soft-page-break/>Repulsor constant</text:p>
            </text:list-item>
            <text:list-item>
              <text:p text:style-name="P20">Bounce</text:p>
            </text:list-item>
            <text:list-item>
              <text:p text:style-name="P20">Command fuze</text:p>
            </text:list-item>
            <text:list-item>
              <text:p text:style-name="P20">Contact fuze</text:p>
            </text:list-item>
            <text:list-item>
              <text:p text:style-name="P20">Immediate fuze</text:p>
            </text:list-item>
            <text:list-item>
              <text:p text:style-name="P20">Timed fuze</text:p>
            </text:list-item>
            <text:list-item>
              <text:p text:style-name="P20">Explosion</text:p>
            </text:list-item>
            <text:list-item>
              <text:p text:style-name="P20">Attraction explosion</text:p>
            </text:list-item>
            <text:list-item>
              <text:p text:style-name="P20">Repulsor explosion</text:p>
            </text:list-item>
            <text:list-item>
              <text:p text:style-name="P20">Heat seeker pattern</text:p>
            </text:list-item>
            <text:list-item>
              <text:p text:style-name="P20">Weaving pattern</text:p>
            </text:list-item>
          </text:list>
        </text:list-item>
        <text:list-item>
          <text:p text:style-name="P24">Jetting</text:p>
        </text:list-item>
        <text:list-item>
          <text:p text:style-name="P24">Resetting</text:p>
        </text:list-item>
        <text:list-item>
          <text:p text:style-name="P21">Winning and losing</text:p>
        </text:list-item>
      </text:list>
      <text:p text:style-name="P8"/>
      <text:p text:style-name="P8">Tasks for tomorrow:</text:p>
      <text:list xml:id="list1722723240097323362" text:style-name="L9">
        <text:list-item>
          <text:p text:style-name="P22">Basic AI</text:p>
        </text:list-item>
      </text:list>
      <text:list xml:id="list583802505805336752" text:style-name="L7">
        <text:list-item>
          <text:p text:style-name="P10">Particle systems</text:p>
        </text:list-item>
      </text:list>
      <text:list xml:id="list2935010457712816359" text:style-name="L6">
        <text:list-item>
          <text:p text:style-name="P15">Final projectile graphics</text:p>
        </text:list-item>
      </text:list>
      <text:list xml:id="list8304679606982346600" text:style-name="L5">
        <text:list-item>
          <text:p text:style-name="P9">Final graphic for buggy</text:p>
        </text:list-item>
        <text:list-item>
          <text:p text:style-name="P23">Final terrain</text:p>
        </text:list-item>
        <text:list-item>
          <text:p text:style-name="P9">Final <text:span text:style-name="T4">weapon creation screen</text:span></text:p>
        </text:list-item>
        <text:list-item>
          <text:p text:style-name="P25">Title screen</text:p>
        </text:list-item>
        <text:list-item>
          <text:p text:style-name="P11">Sound</text:p>
        </text:list-item>
        <text:list-item>
          <text:p text:style-name="P11">Music</text:p>
        </text:list-item>
        <text:list-item>
          <text:p text:style-name="P16">Free camera</text:p>
        </text:list-item>
        <text:list-item>
          <text:p text:style-name="P14">Seeker pattern</text:p>
        </text:list-item>
        <text:list-item>
          <text:p text:style-name="P16">Kinetic “warhead”</text:p>
        </text:list-item>
      </text:list>
      <text:p text:style-name="P17"/>
      <text:p text:style-name="P18">Post compo:</text:p>
      <text:list xml:id="list2457590458613053008" text:style-name="L8">
        <text:list-item>
          <text:p text:style-name="P12">Determine if HTML5 version is feas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8:18:47.280000000</meta:creation-date>
    <dc:date>2015-04-19T13:10:35.151000000</dc:date>
    <meta:editing-duration>PT17H56M38S</meta:editing-duration>
    <meta:editing-cycles>18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72" meta:word-count="331" meta:character-count="1743" meta:non-whitespace-character-count="1547"/>
  </office:meta>
</office:document-meta>
</file>